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d28b" officeooo:paragraph-rsid="0009d28b"/>
    </style:style>
    <style:style style:name="P2" style:family="paragraph" style:parent-style-name="Standard">
      <style:text-properties officeooo:rsid="0009d28b" officeooo:paragraph-rsid="000bcdb0"/>
    </style:style>
    <style:style style:name="P3" style:family="paragraph" style:parent-style-name="Standard">
      <style:paragraph-properties>
        <style:tab-stops>
          <style:tab-stop style:position="16.021cm"/>
        </style:tab-stops>
      </style:paragraph-properties>
      <style:text-properties officeooo:rsid="0009d28b" officeooo:paragraph-rsid="000bcdb0"/>
    </style:style>
    <style:style style:name="P4" style:family="paragraph" style:parent-style-name="Standard">
      <style:paragraph-properties>
        <style:tab-stops>
          <style:tab-stop style:position="16.021cm"/>
        </style:tab-stops>
      </style:paragraph-properties>
      <style:text-properties officeooo:rsid="000f205b" officeooo:paragraph-rsid="0010b663"/>
    </style:style>
    <style:style style:name="P5" style:family="paragraph" style:parent-style-name="Standard">
      <style:paragraph-properties>
        <style:tab-stops>
          <style:tab-stop style:position="16.021cm"/>
        </style:tab-stops>
      </style:paragraph-properties>
      <style:text-properties officeooo:rsid="0010b663" officeooo:paragraph-rsid="0010b663"/>
    </style:style>
    <style:style style:name="P6" style:family="paragraph" style:parent-style-name="Standard">
      <style:paragraph-properties>
        <style:tab-stops>
          <style:tab-stop style:position="16.021cm"/>
        </style:tab-stops>
      </style:paragraph-properties>
      <style:text-properties officeooo:rsid="0010b663" officeooo:paragraph-rsid="00110cec"/>
    </style:style>
    <style:style style:name="P7" style:family="paragraph" style:parent-style-name="Standard">
      <style:paragraph-properties>
        <style:tab-stops>
          <style:tab-stop style:position="16.021cm"/>
        </style:tab-stops>
      </style:paragraph-properties>
      <style:text-properties officeooo:rsid="0012947f" officeooo:paragraph-rsid="0012947f"/>
    </style:style>
    <style:style style:name="P8" style:family="paragraph" style:parent-style-name="Standard">
      <style:paragraph-properties>
        <style:tab-stops>
          <style:tab-stop style:position="16.021cm"/>
        </style:tab-stops>
      </style:paragraph-properties>
      <style:text-properties officeooo:rsid="00146313" officeooo:paragraph-rsid="00146313"/>
    </style:style>
    <style:style style:name="P9" style:family="paragraph" style:parent-style-name="Text_20_body">
      <style:text-properties officeooo:rsid="00110cec" officeooo:paragraph-rsid="00110cec"/>
    </style:style>
    <style:style style:name="T1" style:family="text">
      <style:text-properties officeooo:rsid="000bcdb0"/>
    </style:style>
    <style:style style:name="T2" style:family="text">
      <style:text-properties officeooo:rsid="0010b663"/>
    </style:style>
    <style:style style:name="T3" style:family="text">
      <style:text-properties officeooo:rsid="00110cec"/>
    </style:style>
    <style:style style:name="T4" style:family="text">
      <style:text-properties officeooo:rsid="001463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bookmark text:name="yui_3_17_2_1_1527456815979_104"/><text:bookmark text:name="yui_3_17_2_1_1527456815979_103"/>// Problem 1<text:line-break/><text:bookmark text:name="yui_3_17_2_1_1527456815979_102"/>// for loop</text:p>
      <text:p text:style-name="Text_20_body"><text:bookmark text:name="yui_3_17_2_1_1527456815979_101"/>J=5<text:line-break/>for(i=1; i&lt;5; i++) {<text:line-break/> <text:s text:c="13"/>j--</text:p>
      <text:p text:style-name="P9">}</text:p>
      <text:p text:style-name="P4"><text:tab/>@j <text:s text:c="11"/>// <text:span text:style-name="T2">j refers to some memory location</text:span></text:p>
      <text:p text:style-name="P4"><text:span text:style-name="T2"><text:tab/>M= 5 <text:s text:c="6"/>// j= 5 <text:s/></text:span><text:s text:c="6"/></text:p>
      <text:p text:style-name="P5">(LOOP)</text:p>
      <text:p text:style-name="P6"><text:tab/>@i <text:s text:c="4"/></text:p>
      <text:p text:style-name="P6"><text:span text:style-name="T3"><text:tab/>M= 1</text:span> <text:s text:c="14"/></text:p>
      <text:p text:style-name="P5"><text:span text:style-name="T3"><text:tab/>D= M <text:s text:c="4"/>// the content of the M(memory that is ”i”)</text:span> <text:span text:style-name="T3">is setted to D register. D=1</text:span></text:p>
      <text:p text:style-name="P7"><text:tab/>@J <text:s text:c="9"/></text:p>
      <text:p text:style-name="P7"><text:tab/>D = D – A <text:s/>// M refers to @ j that has a value 5</text:p>
      <text:p text:style-name="P7"><text:tab/>@END</text:p>
      <text:p text:style-name="P7"><text:tab/>D;JGT <text:s text:c="8"/>// if (i- 5) &gt; 0 goto end</text:p>
      <text:p text:style-name="P7"><text:tab/>@i</text:p>
      <text:p text:style-name="P7"><text:tab/>D = M <text:span text:style-name="T4">+1</text:span></text:p>
      <text:p text:style-name="P8"><text:tab/>@J <text:s text:c="10"/>// Here j refers to some place in mem.</text:p>
      <text:p text:style-name="P8"><text:tab/>M= M -1 <text:s/>// here Memory[j] is subtracted by 1</text:p>
      <text:p text:style-name="P8"><text:tab/>@LOOP</text:p>
      <text:p text:style-name="P8"><text:tab/>0;JMP</text:p>
      <text:p text:style-name="P8">(END)</text:p>
      <text:p text:style-name="P3"><text:tab/><text:span text:style-name="T4">@END</text:span></text:p>
      <text:p text:style-name="P3"><text:tab/><text:span text:style-name="T4">0;JMP <text:s/>// infinite jump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<text:s text:c="2"/></text:span>If A-B = 0, then A=B.<text:line-break/><text:span text:style-name="T1"> <text:s text:c="2"/></text:span>If A-B &gt; 0, then A &gt; B.<text:line-break/><text:span text:style-name="T1"> <text:s text:c="3"/></text:span>If A-B &lt; 0, then A &lt; B. </text:p>
      <text:p text:style-name="P1"/>
      <text:p text:style-name="P1"> JLT – jump less than 0<text:line-break/>JGT – jump greater than 0<text:line-break/><text:bookmark text:name="yui_3_17_2_1_1527456815979_108"/>JEQ – jump equal to 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56:35.813704387</meta:creation-date>
    <dc:date>2018-05-28T01:07:55.234178363</dc:date>
    <meta:editing-duration>PT3H38M23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24" meta:word-count="143" meta:character-count="673" meta:non-whitespace-character-count="428"/>
  </office:meta>
</office:document-meta>
</file>